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0.945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12.002cm"/>
    </style:style>
    <style:style style:name="Table6.B" style:family="table-column">
      <style:table-column-properties style:column-width="4.895cm"/>
    </style:style>
    <style:style style:name="Table6.C" style:family="table-column">
      <style:table-column-properties style:column-width="1.903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12.095cm"/>
    </style:style>
    <style:style style:name="Table7.B" style:family="table-column">
      <style:table-column-properties style:column-width="4.914cm"/>
    </style:style>
    <style:style style:name="Table7.C" style:family="table-column">
      <style:table-column-properties style:column-width="1.889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543cm"/>
    </style:style>
    <style:style style:name="Table8.B3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text-properties officeooo:paragraph-rsid="0199990e"/>
    </style:style>
    <style:style style:name="P4" style:family="paragraph" style:parent-style-name="Table_20_Contents">
      <style:text-properties officeooo:paragraph-rsid="01af2839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a414a" style:font-size-asian="44pt" style:font-weight-asian="bold" style:font-name-complex="Lucida Sans" style:font-size-complex="44pt" style:font-weight-complex="bold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officeooo:paragraph-rsid="0199990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text-properties fo:font-size="2pt" officeooo:paragraph-rsid="0199990e" style:font-size-asian="1.75pt" style:font-size-complex="2pt"/>
    </style:style>
    <style:style style:name="P20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5473" style:font-size-asian="10pt" style:font-name-complex="Lucida Sans" style:font-size-complex="10pt"/>
    </style:style>
    <style:style style:name="P22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3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1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99990e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0.004cm" fo:font-style="normal" style:text-underline-style="none" fo:font-weight="normal" officeooo:rsid="008d5048" officeooo:paragraph-rsid="01da27c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8297f" style:font-size-asian="8pt" style:font-style-asian="normal" style:font-name-complex="Lucida Sans" style:font-size-complex="8pt" style:font-style-complex="normal"/>
    </style:style>
    <style:style style:name="P5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fo:letter-spacing="-0.007cm" fo:font-style="normal" officeooo:rsid="01e1c42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style:font-name-complex="Lucida Sans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letter-spacing="-0.007cm"/>
    </style:style>
    <style:style style:name="T27" style:family="text">
      <style:text-properties fo:letter-spacing="-0.007cm" fo:font-style="normal" officeooo:rsid="001c3d3e" style:font-style-asian="normal" style:font-style-complex="normal"/>
    </style:style>
    <style:style style:name="T28" style:family="text">
      <style:text-properties fo:letter-spacing="-0.007cm" fo:font-style="normal" officeooo:rsid="000f4c70" style:font-style-asian="normal" style:font-style-complex="normal"/>
    </style:style>
    <style:style style:name="T29" style:family="text">
      <style:text-properties fo:letter-spacing="-0.007cm" officeooo:rsid="003bb9d8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9cm"/>
    </style:style>
    <style:style style:name="T32" style:family="text">
      <style:text-properties fo:letter-spacing="-0.016cm"/>
    </style:style>
    <style:style style:name="T3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5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7" style:family="text">
      <style:text-properties style:text-position="-5% 100%" fo:font-size="9pt" fo:letter-spacing="-0.012cm" style:font-size-asian="9pt" style:font-size-complex="9pt"/>
    </style:style>
    <style:style style:name="T3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style:text-position="-6% 100%" fo:font-style="normal" style:font-style-asian="normal" style:font-style-complex="normal"/>
    </style:style>
    <style:style style:name="T40" style:family="text">
      <style:text-properties fo:color="#000000" fo:letter-spacing="-0.007cm" fo:font-style="normal" style:font-style-asian="normal" style:font-style-complex="normal"/>
    </style:style>
    <style:style style:name="T41" style:family="text">
      <style:text-properties fo:color="#000000" fo:letter-spacing="-0.007cm" fo:font-style="normal" officeooo:rsid="00105b3d" style:font-style-asian="normal" style:font-style-complex="normal"/>
    </style:style>
    <style:style style:name="T4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3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4" style:family="text">
      <style:text-properties officeooo:rsid="000edb90"/>
    </style:style>
    <style:style style:name="T45" style:family="text">
      <style:text-properties fo:letter-spacing="0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text-input text:description="&lt;for each=&quot;page in get_report_page(o.order_line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8"/>
          </table:table-cell>
          <table:table-cell table:style-name="Table3.B1" table:number-columns-spanned="2" office:value-type="string">
            <text:p text:style-name="P9">R</text:p>
          </table:table-cell>
          <table:covered-table-cell/>
          <table:table-cell table:style-name="Table3.D1" office:value-type="string">
            <text:p text:style-name="P20">Remito</text:p>
            <text:p text:style-name="P22"><text:span text:style-name="T26">Nº: </text:span><text:span text:style-name="T29"><text:text-input text:description="&lt;o.name&gt;">name</text:text-input></text:span></text:p>
            <text:p text:style-name="P23"><text:span text:style-name="T10">Fecha </text:span><text:span text:style-name="T11">Confirmación</text:span><text:span text:style-name="T13">: </text:span><text:span text:style-name="T13"><text:text-input text:description="&lt;formatLang(o.confirmation_date,date='true')&gt;">DD/MM/YYYY</text:text-input></text:span></text:p>
            <text:p text:style-name="P21"><text:span text:style-name="T30"><text:text-input text:description="&lt;if test=&quot;keys.get('print_page_number')&quot;&gt;">IF2</text:text-input></text:span><text:span text:style-name="T28">Hoja</text:span> Nº: <text:page-number text:select-page="current">1</text:page-number>/<text:page-count>2</text:page-count> <text:span text:style-name="T30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8"/>
            <text:p text:style-name="P37"><text:placeholder text:placeholder-type="text">&lt;company.report_company_name or company.name&gt;</text:placeholder></text:p>
            <text:p text:style-name="P38"><text:span text:style-name="T33"><text:placeholder text:placeholder-type="text">&lt;company.partner_id.street&gt;</text:placeholder></text:span><text:span text:style-name="T33"><text:s/>(</text:span><text:span text:style-name="T33"><text:placeholder text:placeholder-type="text">&lt;company.partner_id.zip&gt;</text:placeholder></text:span><text:span text:style-name="T33">)</text:span></text:p>
            <text:p text:style-name="P42"><text:span text:style-name="T34"><text:placeholder text:placeholder-type="text">&lt;company.partner_id.city&gt;</text:placeholder></text:span><text:span text:style-name="T34"><text:s/>- </text:span><text:span text:style-name="T34"><text:placeholder text:placeholder-type="text">&lt;company.partner_id.state_id.name&gt;</text:placeholder></text:span><text:span text:style-name="T34"><text:s/>- </text:span><text:span text:style-name="T34"><text:placeholder text:placeholder-type="text">&lt;company.partner_id.country_id.name&gt;</text:placeholder></text:span></text:p>
            <text:p text:style-name="P42"><text:span text:style-name="T34">Tel: </text:span><text:span text:style-name="T34"><text:placeholder text:placeholder-type="text">&lt;company.partner_id.phone&gt;</text:placeholder></text:span></text:p>
            <text:p text:style-name="P47"><text:span text:style-name="T39">I.V.A.: </text:span><text:span text:style-name="T34"><text:placeholder text:placeholder-type="text">&lt;company.partner_id.afip_responsability_type_id.name&gt;</text:placeholder></text:span></text:p>
            <text:p text:style-name="P43"><text:placeholder text:placeholder-type="text">&lt;company.partner_id.email&gt;</text:placeholder><text:s/><text:placeholder text:placeholder-type="text">&lt;company.website&gt;</text:placeholder></text:p>
          </table:table-cell>
          <table:covered-table-cell/>
          <table:table-cell table:style-name="Table3.C2" table:number-columns-spanned="2" office:value-type="string">
            <text:p text:style-name="P30"/>
            <text:p text:style-name="P27"><text:span text:style-name="T41">Ing. Brutos</text:span>: <text:text-input text:description="&lt;company.partner_id.gross_income_number&gt;">EXENTO</text:text-input></text:p>
            <text:p text:style-name="P28"><text:span text:style-name="T42">Inicio de actividades</text:span><text:span text:style-name="T40">: </text:span><text:span text:style-name="T40"><text:text-input text:description="&lt;if test=&quot;company.partner_id.start_date&quot;&gt;">If</text:text-input></text:span><text:span text:style-name="T40"><text:text-input text:description="&lt;formatLang(company.partner_id.start_date,date='true')&gt;">DD/MM/YYYY</text:text-input></text:span><text:span text:style-name="T40"><text:text-input text:description="&lt;/if&gt;">/if</text:text-input></text:span></text:p>
          </table:table-cell>
          <table:covered-table-cell/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<text:span text:style-name="T14">Cliente</text:span><text:span text:style-name="T16">:</text:span><text:span text:style-name="T17"> </text:span><text:span text:style-name="T1"><text:placeholder text:placeholder-type="text">&lt;o.partner_id.commercial_partner_id.name&gt;</text:placeholder></text:span></text:p>
            <text:p text:style-name="P49"/>
            <text:p text:style-name="P44"><text:span text:style-name="T5">Dirección</text:span><text:span text:style-name="T3">: </text:span><text:span text:style-name="T4"><text:placeholder text:placeholder-type="text">&lt;partner_address(o.partner_shipping_id.commercial_partner_id)&gt;</text:placeholder></text:span></text:p>
            <text:p text:style-name="P46"/>
            <text:p text:style-name="P39"><text:span text:style-name="T23">Cond IVA</text:span><text:span text:style-name="T24">:</text:span><text:span text:style-name="T25"> </text:span><text:span text:style-name="T4"><text:placeholder text:placeholder-type="text">&lt;o.partner_id.afip_responsability_type_id.name&gt;</text:placeholder></text:span></text:p>
            <text:p text:style-name="P41"/>
            <text:p text:style-name="P45"><text:span text:style-name="T35"><text:text-input text:description="&lt;o.partner_id.commercial_partner_id.main_id_category_id.code&gt;">CUIT</text:text-input></text:span><text:span text:style-name="T36">:</text:span><text:span text:style-name="T37"> 20-22222222-3</text:span></text:p>
          </table:table-cell>
          <table:table-cell table:style-name="Table4.B1" office:value-type="string">
            <text:p text:style-name="P24"><text:span text:style-name="T15">Teléfono</text:span><text:span text:style-name="T16">:</text:span><text:span text:style-name="T17"> </text:span><text:span text:style-name="T1"><text:placeholder text:placeholder-type="text">&lt;o.partner_id.commercial_partner_id.phone&gt;</text:placeholder></text:span></text:p>
            <text:p text:style-name="P49"/>
            <text:p text:style-name="P29"><text:span text:style-name="T15">Mail</text:span><text:span text:style-name="T16">:</text:span><text:span text:style-name="T17"> </text:span><text:span text:style-name="T1"><text:placeholder text:placeholder-type="text">&lt;o.partner_id.commercial_partner_id.email&gt;</text:placeholder></text:span></text:p>
            <text:p text:style-name="P50"/>
            <text:p text:style-name="P13"><text:span text:style-name="T6">Comercial</text:span><text:span text:style-name="T8">:</text:span><text:span text:style-name="T9"> </text:span><text:span text:style-name="T7"><text:text-input text:description="&lt;o.user_id.name&gt;">Roberto Ramirez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><text:span text:style-name="T44">Fecha del Pedido</text:span><text:span text:style-name="T45">: </text:span><text:span text:style-name="T45"><text:text-input text:description="&lt;formatLang(o.date_order,date='true')&gt;">DD/MM/YYYY</text:text-input></text:span></text:p>
            <text:p text:style-name="P48"/>
          </table:table-cell>
          <table:table-cell table:style-name="Table5.B1" office:value-type="string">
            <text:p text:style-name="P24"><text:span text:style-name="T18">Doc. Origen</text:span><text:span text:style-name="T21">:</text:span><text:span text:style-name="T22"> </text:span><text:span text:style-name="T19"><text:text-input text:description="&lt;o.origin&gt;">R1231231 – R1231321</text:text-input></text:span></text:p>
            <text:p text:style-name="P29"><text:span text:style-name="T20">Referencia: </text:span><text:span text:style-name="T2"><text:placeholder text:placeholder-type="text">&lt;o.client_order_ref&gt;</text:placeholder></text:span></text:p>
          </table:table-cell>
        </table:table-row>
      </table:table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1">Cantidad</text:p>
          </table:table-cell>
          <table:table-cell table:style-name="Table6.C1" office:value-type="string">
            <text:p text:style-name="P1">Total</text:p>
          </table:table-cell>
        </table:table-row>
      </table:table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2">
          <table:table-cell table:style-name="Table7.A2" office:value-type="string">
            <text:p text:style-name="P34"><text:placeholder text:placeholder-type="text">&lt;line.name &gt;</text:placeholder></text:p>
          </table:table-cell>
          <table:table-cell table:style-name="Table7.A2" office:value-type="string">
            <text:p text:style-name="P26"><text:span text:style-name="T12"><text:text-input text:description="&lt;formatLang(line.product_uom_qty)&gt;">25,45</text:text-input></text:span><text:span text:style-name="T12"><text:s/></text:span><text:span text:style-name="T12"><text:text-input text:description="&lt;line.product_uom.name&gt;">kgs.</text:text-input></text:span></text:p>
          </table:table-cell>
          <table:table-cell table:style-name="Table7.A2" office:value-type="string">
            <text:p text:style-name="P25"/>
          </table:table-cell>
        </table:table-row>
        <table:table-row table:style-name="Table7.3">
          <table:table-cell table:style-name="Table7.A1" office:value-type="string">
            <text:p text:style-name="P31"><text:text-input text:description="&lt;/for&gt;">End For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1"><text:text-input text:description="&lt;if test=&quot;page['complete_list']!=''&quot;&gt;">IF2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35"><text:placeholder text:placeholder-type="text">&lt;page['complete_list']&gt;</text:placeholder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2"><text:span text:style-name="T38"><text:s/></text:span><text:span text:style-name="T43"><text:text-input text:description="&lt;/if&gt;">&lt;/if&gt;</text:text-input></text:span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</table:table>
      <text:p text:style-name="P10"/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52"/>
            <text:p text:style-name="P52"/>
          </table:table-cell>
          <table:table-cell table:style-name="Table8.B1" office:value-type="string">
            <text:p text:style-name="P53"><text:span text:style-name="T27">SUBTOTAL </text:span><text:text-input text:description="&lt;o.currency_id.symbol&gt;">USD</text:text-input></text:p>
          </table:table-cell>
          <table:table-cell table:style-name="Table8.C1" office:value-type="string">
            <text:p text:style-name="P4"/>
          </table:table-cell>
          <table:table-cell table:style-name="Table8.B1" office:value-type="string">
            <text:p text:style-name="P14"/>
          </table:table-cell>
        </table:table-row>
        <table:table-row table:style-name="Table8.2">
          <table:covered-table-cell/>
          <table:table-cell table:style-name="Table8.B2" office:value-type="string">
            <text:p text:style-name="P54">IMPUESTOS</text:p>
          </table:table-cell>
          <table:table-cell table:style-name="Table8.C2" office:value-type="string">
            <text:p text:style-name="P15">Base</text:p>
          </table:table-cell>
          <table:table-cell table:style-name="Table8.D2" office:value-type="string">
            <text:p text:style-name="P1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3"><text:span text:style-name="T27">TOTAL</text:span><text:span text:style-name="T31"> </text:span><text:span text:style-name="T32"><text:text-input text:description="&lt;o.currency_id.symbol&gt;">USD</text:text-input></text:span></text:p>
          </table:table-cell>
          <table:table-cell table:style-name="Table8.C3" office:value-type="string">
            <text:p text:style-name="P55"/>
          </table:table-cell>
          <table:table-cell table:style-name="Table8.D3" office:value-type="string">
            <text:p text:style-name="P14"/>
          </table:table-cell>
        </table:table-row>
        <table:table-row table:style-name="Table8.3">
          <table:table-cell table:style-name="Table8.A4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</table:table>
      <text:p text:style-name="P57"><text:tab/></text:p>
      <text:p text:style-name="P17"/>
      <text:p text:style-name="P7"><text:s/><text:text-input text:description="&lt;if test=&quot;page['new_page']==1&quot;&gt;">IF2</text:text-input></text:p>
      <text:p text:style-name="P16"/>
      <text:p text:style-name="P6"><text:text-input text:description="&lt;/if&gt;">&lt;/if&gt;</text:text-input></text:p>
      <text:p text:style-name="P57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27T09:59:52.417207046</dc:date>
    <meta:editing-duration>P3DT9H27M35S</meta:editing-duration>
    <meta:editing-cycles>663</meta:editing-cycles>
    <meta:generator>LibreOffice/6.0.7.3$Linux_X86_64 LibreOffice_project/00m0$Build-3</meta:generator>
    <meta:document-statistic meta:table-count="6" meta:image-count="0" meta:object-count="0" meta:page-count="2" meta:paragraph-count="43" meta:word-count="143" meta:character-count="1105" meta:non-whitespace-character-count="1051"/>
  </office:meta>
</office:document-meta>
</file>